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Closure.getInstance( Predicate predicate , Closure trueClosure , Closure falseClosu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fClosure.getFalse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losure.execute( Object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fClosure.getInstance( Predicate predicate , Closure true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losure.getTrueClo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losure.get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Closure.IfClosure( Predicate predicate , Closure trueClosure , Closure false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fClosure.IfClosure( Predicate predicate , Closure trueClos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